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color="#000000" style:font-name="Times New Roman"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Heading_20_2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5" style:family="paragraph" style:parent-style-name="Text_20_body">
      <style:text-properties fo:color="#000000" style:font-name="Times New Roman" fo:font-size="14pt" style:font-size-asian="14pt" style:font-size-complex="14pt"/>
    </style:style>
    <style:style style:name="P6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7" style:family="paragraph" style:parent-style-name="Heading_20_3">
      <style:text-properties fo:color="#000000"/>
    </style:style>
    <style:style style:name="P8" style:family="paragraph" style:parent-style-name="Heading_20_3">
      <style:text-properties fo:color="#000000" style:font-name="Times New Roman" fo:font-size="14pt" style:font-size-asian="14pt" style:font-size-complex="14pt"/>
    </style:style>
    <style:style style:name="T1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3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" style:family="text">
      <style:text-properties style:text-line-through-style="none" style:text-underline-style="none" style:text-blinking="false"/>
    </style:style>
    <style:style style:name="T8" style:family="text">
      <style:text-properties fo:language="en" fo:country="none" fo:font-style="italic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1">3.7 </text:span><text:span text:style-name="T9">Транза́кція</text:span> (<text:span text:style-name="T7">англ.</text:span> <text:span text:style-name="T8">transaction</text:span>) — група послідовних операцій з <text:span text:style-name="T7">базою даних</text:span>, яка є логічною одиницею роботи з даними. Транзакція може бути виконана або цілком і успішно, дотримуючись цілістності даних і незалежно від інших транзакцій, що йдуть паралельно, або не виконана зовсім, і тоді вона не може справити ніякого ефекту. Транзакції оброблюються <text:span text:style-name="T7">транзакційними системами</text:span>, в процесі роботи яких створюється <text:span text:style-name="T7">історія транзакцій</text:span>.</text:p>
      <text:p text:style-name="P1"><text:span text:style-name="T5"><text:tab/>Розрізняють послідовні (звичайні), </text:span><text:span text:style-name="T1">паралельні</text:span><text:span text:style-name="T5"> і </text:span><text:span text:style-name="T1">розподілені</text:span><text:span text:style-name="T5"> транзакції. Розподілені транзакції вбачають використання більш ніж однієї транзакційної системи і потребують набагато більш складної логіки (наприклад, two-phase commit — </text:span><text:span text:style-name="T1">двофазний протокол фіксації транзакції</text:span><text:span text:style-name="T5">). Також, в деяких системах реалізовані </text:span><text:span text:style-name="T1">автономні транзакції</text:span><text:span text:style-name="T5">, або під-транзакції, які є автономною частиною батьківської транзакції.</text:span></text:p>
      <text:h text:style-name="P3" text:outline-level="2"><text:bookmark text:name=".D0.92.D0.BB.D0.B0.D1.81.D1.82.D0.B8.D0.B2.D0.BE.D1.81.D1.82.D1.96_.D1.82.D1.80.D0.B0.D0.BD.D0.B7.D0.B0.D0.BA.D1.86.D1.96.D0.B9"/>Властивості транзакцій (<text:span text:style-name="T10">ACID</text:span>)</text:h>
      <text:h text:style-name="P8" text:outline-level="3"><text:bookmark text:name="Atomicity.C2.A0.E2.80.94_.D0.90.D1.82.D0.BE.D0.BC.D0.B0.D1.80.D0.BD.D1.96.D1.81.D1.82.D1.8C"/><text:span text:style-name="T6">Atomicity </text:span><text:span text:style-name="T5">— Атомарність гарантує, що ніяка транзакція не буде зафіксована в системі частково. </text:span></text:h>
      <text:h text:style-name="P8" text:outline-level="3"><text:bookmark text:name="Consistency.C2.A0.E2.80.94_.D0.A3.D0.B7.D0.B3.D0.BE.D0.B4.D0.B6.D0.B5.D0.BD.D1.96.D1.81.D1.82.D1.8C"/><text:span text:style-name="T6">Consistency </text:span><text:span text:style-name="T5">— Узгодженість. <text:s/>відповідності до цієї вимоги, система знаходиться в узгодженому стані до початку транзакції і повинна залишитись в узгодженому стані після завершення транзакції. </text:span></text:h>
      <text:h text:style-name="P7" text:outline-level="3"><text:bookmark text:name="Isolation.C2.A0.E2.80.94_.D0.86.D0.B7.D0.BE.D0.BB.D1.8C.D0.BE.D0.B2.D0.B0.D0.BD.D1.96.D1.81.D1.82.D1.8C"/><text:span text:style-name="T4">Isolation </text:span><text:span text:style-name="T3">— Ізольованість </text:span><text:span text:style-name="T3">Під час виконания транзакції паралельні транзакції не повинні впливати на її результат. Ця властивість не дотримується на </text:span><text:span text:style-name="T2">рівні ізольованості</text:span><text:span text:style-name="T3">Repeatable Read та нижче.</text:span></text:h>
      <text:p text:style-name="P5"><text:line-break/><text:bookmark text:name="Durability.C2.A0.E2.80.94_.D0.BD.D0.B0.D0.B4.D1.96.D0.B9.D0.BD.D1.96.D1.81.D1.82.D1.8C"/><text:span text:style-name="T6">Durability </text:span><text:span text:style-name="T5">— надійність. <text:s/>Іншими словами, якщо користувач отримав підтверждення від системи, що транзакція виконана, він може бути впевнений, що зміни, які він зробив, не будуть відмінені через будь-який збій.</text:span>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5:24</dc:date>
    <dc:creator>mark </dc:creator>
    <meta:editing-duration>P0D</meta:editing-duration>
    <meta:editing-cycles>14</meta:editing-cycles>
    <meta:document-statistic meta:table-count="0" meta:image-count="0" meta:object-count="0" meta:page-count="1" meta:paragraph-count="7" meta:word-count="199" meta:character-count="1548" meta:non-whitespace-character-count="1350"/>
  </office:meta>
</office:document-meta>
</file>